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Poll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pollFile( final FTPFile a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TPPoller.getClien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borrow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Poller.returnClient( SocketClient 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Poll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Poller.getWork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Poller.processFile( FTPClient client , FTP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Poller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setClientPool( FTPClientPool clie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po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Poller.getWorking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Poller.processFile( FTP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